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77cm"/>
    </style:style>
    <style:style style:name="co2" style:family="table-column">
      <style:table-column-properties fo:break-before="auto" style:column-width="12.6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Nom du fichier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Ancienne voix</text:p>
          </table:table-cell>
        </table:table-row>
        <table:table-row table:style-name="ro1">
          <table:table-cell office:value-type="string">
            <text:p>all-forward-off.wav</text:p>
          </table:table-cell>
          <table:table-cell office:value-type="string">
            <text:p>Vous avez annulé tous vos renvois d'appel</text:p>
          </table:table-cell>
          <table:table-cell/>
        </table:table-row>
        <table:table-row table:style-name="ro1">
          <table:table-cell office:value-type="string">
            <text:p>busy-service.wav</text:p>
          </table:table-cell>
          <table:table-cell office:value-type="string">
            <text:p>Service momentanément indisponible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bye.wav</text:p>
          </table:table-cell>
          <table:table-cell office:value-type="string">
            <text:p>Merci et a bientôt</text:p>
          </table:table-cell>
          <table:table-cell/>
        </table:table-row>
        <table:table-row table:style-name="ro1">
          <table:table-cell office:value-type="string">
            <text:p>congestion-call.wav</text:p>
          </table:table-cell>
          <table:table-cell office:value-type="string">
            <text:p>Le lien est saturé, veuillez rappeler ultérieurement</text:p>
          </table:table-cell>
          <table:table-cell/>
        </table:table-row>
        <table:table-row table:style-name="ro1">
          <table:table-cell office:value-type="string">
            <text:p>disable-double-call.wav</text:p>
          </table:table-cell>
          <table:table-cell office:value-type="string">
            <text:p>Vous pouvez annuler le double appel en composant le 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nd-off.wav</text:p>
          </table:table-cell>
          <table:table-cell office:value-type="string">
            <text:p>Vous n'êtes plus en mode ne pas déranger</text:p>
          </table:table-cell>
          <table:table-cell/>
        </table:table-row>
        <table:table-row table:style-name="ro1">
          <table:table-cell office:value-type="string">
            <text:p>dnd-on.wav</text:p>
          </table:table-cell>
          <table:table-cell office:value-type="string">
            <text:p>Vous êtes en mode ne pas déranger</text:p>
          </table:table-cell>
          <table:table-cell/>
        </table:table-row>
        <table:table-row table:style-name="ro1">
          <table:table-cell office:value-type="string">
            <text:p>dnd-status.wav</text:p>
          </table:table-cell>
          <table:table-cell office:value-type="string">
            <text:p>Ne pas déranger</text:p>
          </table:table-cell>
          <table:table-cell/>
        </table:table-row>
        <table:table-row table:style-name="ro1">
          <table:table-cell office:value-type="string">
            <text:p>error-sorry.wav</text:p>
          </table:table-cell>
          <table:table-cell office:value-type="string">
            <text:p>Désolé il y a une erreur</text:p>
          </table:table-cell>
          <table:table-cell/>
        </table:table-row>
        <table:table-row table:style-name="ro1">
          <table:table-cell office:value-type="string">
            <text:p>expensive-call.wav</text:p>
          </table:table-cell>
          <table:table-cell office:value-type="string">
            <text:p>Attention vous n'empruntez pas le réseau le moins cher pour joindre votre correspondan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ind-user.wav</text:p>
          </table:table-cell>
          <table:table-cell office:value-type="string">
            <text:p>Nous recherchons votre correspondant merci de patienter quelques instant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forward-busy.wav</text:p>
          </table:table-cell>
          <table:table-cell office:value-type="string">
            <text:p>Renvoi d'appel sur occupation</text:p>
          </table:table-cell>
          <table:table-cell/>
        </table:table-row>
        <table:table-row table:style-name="ro1">
          <table:table-cell office:value-type="string">
            <text:p>forward-inc.wav</text:p>
          </table:table-cell>
          <table:table-cell office:value-type="string">
            <text:p>Renvoi d'appel inconditionnel</text:p>
          </table:table-cell>
          <table:table-cell/>
        </table:table-row>
        <table:table-row table:style-name="ro1">
          <table:table-cell office:value-type="string">
            <text:p>forward-off.wav</text:p>
          </table:table-cell>
          <table:table-cell office:value-type="string">
            <text:p>Votre renvoi d'appel a été désactivé</text:p>
          </table:table-cell>
          <table:table-cell/>
        </table:table-row>
        <table:table-row table:style-name="ro1">
          <table:table-cell office:value-type="string">
            <text:p>forward-on.wav</text:p>
          </table:table-cell>
          <table:table-cell office:value-type="string">
            <text:p>Votre poste a bien été renvoyé</text:p>
          </table:table-cell>
          <table:table-cell/>
        </table:table-row>
        <table:table-row table:style-name="ro1">
          <table:table-cell office:value-type="string">
            <text:p>forward-rna.wav</text:p>
          </table:table-cell>
          <table:table-cell office:value-type="string">
            <text:p>Renvoi d'appel sur non réponse</text:p>
          </table:table-cell>
          <table:table-cell/>
        </table:table-row>
        <table:table-row table:style-name="ro1">
          <table:table-cell office:value-type="string">
            <text:p>noright.wav</text:p>
          </table:table-cell>
          <table:table-cell office:value-type="string">
            <text:p>Attention vous n'avez pas les droits nécessaire pour appeler ce numéro</text:p>
          </table:table-cell>
          <table:table-cell/>
        </table:table-row>
        <table:table-row table:style-name="ro1">
          <table:table-cell office:value-type="string">
            <text:p>no-user-find.wav</text:p>
          </table:table-cell>
          <table:table-cell office:value-type="string">
            <text:p>Il n'y a pas d'usager correspondant au numéro demandé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off.wav</text:p>
          </table:table-cell>
          <table:table-cell office:value-type="string">
            <text:p>désactivé</text:p>
          </table:table-cell>
          <table:table-cell/>
        </table:table-row>
        <table:table-row table:style-name="ro1">
          <table:table-cell office:value-type="string">
            <text:p>on.wav</text:p>
          </table:table-cell>
          <table:table-cell office:value-type="string">
            <text:p>activé</text:p>
          </table:table-cell>
          <table:table-cell/>
        </table:table-row>
        <table:table-row table:style-name="ro1">
          <table:table-cell office:value-type="string">
            <text:p>press-1.wav</text:p>
          </table:table-cell>
          <table:table-cell office:value-type="string">
            <text:p>Taper 1</text:p>
          </table:table-cell>
          <table:table-cell/>
        </table:table-row>
        <table:table-row table:style-name="ro1">
          <table:table-cell office:value-type="string">
            <text:p>press-2.wav</text:p>
          </table:table-cell>
          <table:table-cell office:value-type="string">
            <text:p>Taper 2</text:p>
          </table:table-cell>
          <table:table-cell/>
        </table:table-row>
        <table:table-row table:style-name="ro1">
          <table:table-cell office:value-type="string">
            <text:p>press-3.wav</text:p>
          </table:table-cell>
          <table:table-cell office:value-type="string">
            <text:p>Taper 3</text:p>
          </table:table-cell>
          <table:table-cell/>
        </table:table-row>
        <table:table-row table:style-name="ro1">
          <table:table-cell office:value-type="string">
            <text:p>prov-error.wav</text:p>
          </table:table-cell>
          <table:table-cell office:value-type="string">
            <text:p>Désolé votre code d'autoprovisoning est incorrect</text:p>
          </table:table-cell>
          <table:table-cell/>
        </table:table-row>
        <table:table-row table:style-name="ro1">
          <table:table-cell office:value-type="string">
            <text:p>record-call-off.wav</text:p>
          </table:table-cell>
          <table:table-cell office:value-type="string">
            <text:p>Enregistrement des conversations désactivé</text:p>
          </table:table-cell>
          <table:table-cell/>
        </table:table-row>
        <table:table-row table:style-name="ro1">
          <table:table-cell office:value-type="string">
            <text:p>record-call-on.wav</text:p>
          </table:table-cell>
          <table:table-cell office:value-type="string">
            <text:p>Enregistrement des conversations activé</text:p>
          </table:table-cell>
          <table:table-cell/>
        </table:table-row>
        <table:table-row table:style-name="ro1">
          <table:table-cell office:value-type="string">
            <text:p>record-message-after-beep.wav</text:p>
          </table:table-cell>
          <table:table-cell office:value-type="string">
            <text:p>Après le bip sonore veuillez enregistrer votre message</text:p>
          </table:table-cell>
          <table:table-cell/>
        </table:table-row>
        <table:table-row table:style-name="ro1">
          <table:table-cell office:value-type="string">
            <text:p>record-status.wav</text:p>
          </table:table-cell>
          <table:table-cell office:value-type="string">
            <text:p>Enregistrement d'appel</text:p>
          </table:table-cell>
          <table:table-cell/>
        </table:table-row>
        <table:table-row table:style-name="ro1">
          <table:table-cell office:value-type="string">
            <text:p>screening-off.wav</text:p>
          </table:table-cell>
          <table:table-cell office:value-type="string">
            <text:p>mode filtrage désactivé</text:p>
          </table:table-cell>
          <table:table-cell/>
        </table:table-row>
        <table:table-row table:style-name="ro1">
          <table:table-cell office:value-type="string">
            <text:p>screening-on.wav</text:p>
          </table:table-cell>
          <table:table-cell office:value-type="string">
            <text:p>mode filtrage activé</text:p>
          </table:table-cell>
          <table:table-cell/>
        </table:table-row>
        <table:table-row table:style-name="ro1">
          <table:table-cell office:value-type="string">
            <text:p>screening-status.wav</text:p>
          </table:table-cell>
          <table:table-cell office:value-type="string">
            <text:p>Filtrage d'appel</text:p>
          </table:table-cell>
          <table:table-cell/>
        </table:table-row>
        <table:table-row table:style-name="ro1">
          <table:table-cell office:value-type="string">
            <text:p>status-phone.wav</text:p>
          </table:table-cell>
          <table:table-cell office:value-type="string">
            <text:p>Le statut de votre poste est actuellement</text:p>
          </table:table-cell>
          <table:table-cell/>
        </table:table-row>
        <table:table-row table:style-name="ro1">
          <table:table-cell office:value-type="string">
            <text:p>to.wav</text:p>
          </table:table-cell>
          <table:table-cell office:value-type="string">
            <text:p>vers</text:p>
          </table:table-cell>
          <table:table-cell/>
        </table:table-row>
        <table:table-row table:style-name="ro1">
          <table:table-cell office:value-type="string">
            <text:p>user-invalid.wav</text:p>
          </table:table-cell>
          <table:table-cell office:value-type="string">
            <text:p>Votre correspondant est momentanément accessible veuillez rappeler ultérieuremen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user-unreachable.wav</text:p>
          </table:table-cell>
          <table:table-cell office:value-type="string">
            <text:p>Votre correspondant est momentanément in-joignable</text:p>
          </table:table-cell>
          <table:table-cell/>
        </table:table-row>
        <table:table-row table:style-name="ro1">
          <table:table-cell office:value-type="string">
            <text:p>vm-off.wav</text:p>
          </table:table-cell>
          <table:table-cell office:value-type="string">
            <text:p>Votre messagerie a bien été désactivé</text:p>
          </table:table-cell>
          <table:table-cell/>
        </table:table-row>
        <table:table-row table:style-name="ro1">
          <table:table-cell office:value-type="string">
            <text:p>vm-on.wav</text:p>
          </table:table-cell>
          <table:table-cell office:value-type="string">
            <text:p>Votre messagerie a bien été activé</text:p>
          </table:table-cell>
          <table:table-cell/>
        </table:table-row>
        <table:table-row table:style-name="ro1">
          <table:table-cell office:value-type="string">
            <text:p>vm-status.wav</text:p>
          </table:table-cell>
          <table:table-cell office:value-type="string">
            <text:p>Messagerie vocale</text:p>
          </table:table-cell>
          <table:table-cell/>
        </table:table-row>
        <table:table-row table:style-name="ro1">
          <table:table-cell office:value-type="string">
            <text:p>wait-for-connection.wav</text:p>
          </table:table-cell>
          <table:table-cell office:value-type="string">
            <text:p>Veuillez patienter pendant que je tente d'établir la connexion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digits/et.wav</text:p>
          </table:table-cell>
          <table:table-cell office:value-type="string">
            <text:p>et</text:p>
          </table:table-cell>
          <table:table-cell/>
        </table:table-row>
        <table:table-row table:style-name="ro1">
          <table:table-cell office:value-type="string">
            <text:p>letters/euro.wav</text:p>
          </table:table-cell>
          <table:table-cell office:value-type="string">
            <text:p>euro</text:p>
          </table:table-cell>
          <table:table-cell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14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ylvain Boily</meta:initial-creator>
    <meta:creation-date>2010-02-02T14:20:01</meta:creation-date>
    <dc:date>2010-02-02T14:51:28</dc:date>
    <dc:creator>Sylvain Boily</dc:creator>
    <meta:editing-duration>PT00H31M28S</meta:editing-duration>
    <meta:editing-cycles>4</meta:editing-cycles>
    <meta:generator>OpenOffice.org/3.1$Linux OpenOffice.org_project/310m19$Build-9420</meta:generator>
    <meta:document-statistic meta:table-count="3" meta:cell-count="92" meta:object-count="0"/>
  </office:meta>
</office:document-meta>
</file>